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Util.processToStream( String uri , Object viewData , Outpu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ipelineUtil.processToDOM( String uri , Object view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ipelineUtil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Util.processToSAX( String uri , Object viewData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ipelineUtil.get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Util.getNew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